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10.0313in" fo:margin-left="0in" fo:margin-top="0in" fo:margin-bottom="0in" table:align="left"/>
    </style:style>
    <style:style style:name="Table1.A" style:family="table-column">
      <style:table-column-properties style:column-width="0.8951in"/>
    </style:style>
    <style:style style:name="Table1.B" style:family="table-column">
      <style:table-column-properties style:column-width="2.1882in"/>
    </style:style>
    <style:style style:name="Table1.C" style:family="table-column">
      <style:table-column-properties style:column-width="2.9896in"/>
    </style:style>
    <style:style style:name="Table1.D"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eaf3fb"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2" style:family="table">
      <style:table-properties style:width="9.6146in" fo:margin-left="0.1042in" fo:margin-top="0in" fo:margin-bottom="0in" table:align="left"/>
    </style:style>
    <style:style style:name="Table2.A" style:family="table-column">
      <style:table-column-properties style:column-width="1.8125in"/>
    </style:style>
    <style:style style:name="Table2.B" style:family="table-column">
      <style:table-column-properties style:column-width="1.7708in"/>
    </style:style>
    <style:style style:name="Table2.C" style:family="table-column">
      <style:table-column-properties style:column-width="1.6771in"/>
    </style:style>
    <style:style style:name="Table2.D" style:family="table-column">
      <style:table-column-properties style:column-width="2.0625in"/>
    </style:style>
    <style:style style:name="Table2.E" style:family="table-column">
      <style:table-column-properties style:column-width="2.2917in"/>
    </style:style>
    <style:style style:name="Table2.1" style:family="table-row">
      <style:table-row-properties fo:keep-together="auto"/>
    </style:style>
    <style:style style:name="Table2.A1" style:family="table-cell">
      <style:table-cell-properties style:vertical-align="" fo:background-color="#eaf3fb"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left="1pt solid #000000" fo:border-right="1pt solid #000000" fo:border-top="none" fo:border-bottom="1pt solid #000000"/>
    </style:style>
    <style:style style:name="Table2.B3" style:family="table-cell">
      <style:table-cell-properties style:vertical-align="" fo:padding="0.0694in" fo:border-left="1pt solid #000000" fo:border-right="1pt solid #000000" fo:border-top="none" fo:border-bottom="1pt solid #000000"/>
    </style:style>
    <style:style style:name="Table2.C3" style:family="table-cell">
      <style:table-cell-properties style:vertical-align="" fo:padding="0.0694in" fo:border-left="1pt solid #000000" fo:border-right="1pt solid #000000" fo:border-top="none" fo:border-bottom="1pt solid #000000"/>
    </style:style>
    <style:style style:name="Table2.D3" style:family="table-cell">
      <style:table-cell-properties style:vertical-align="" fo:padding="0.0694in" fo:border-left="1pt solid #000000" fo:border-right="1pt solid #000000" fo:border-top="none" fo:border-bottom="1pt solid #000000"/>
    </style:style>
    <style:style style:name="Table2.E3" style:family="table-cell">
      <style:table-cell-properties style:vertical-align="" fo:padding="0.0694in" fo:border-left="1pt solid #000000" fo:border-right="1pt solid #000000" fo:border-top="none" fo:border-bottom="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left="1pt solid #000000" fo:border-right="1pt solid #000000" fo:border-top="none" fo:border-bottom="1pt solid #000000"/>
    </style:style>
    <style:style style:name="Table2.B5" style:family="table-cell">
      <style:table-cell-properties style:vertical-align="" fo:padding="0.0694in" fo:border-left="1pt solid #000000" fo:border-right="1pt solid #000000" fo:border-top="none" fo:border-bottom="1pt solid #000000"/>
    </style:style>
    <style:style style:name="Table2.C5" style:family="table-cell">
      <style:table-cell-properties style:vertical-align="" fo:padding="0.0694in" fo:border-left="1pt solid #000000" fo:border-right="1pt solid #000000" fo:border-top="none" fo:border-bottom="1pt solid #000000"/>
    </style:style>
    <style:style style:name="Table2.D5" style:family="table-cell">
      <style:table-cell-properties style:vertical-align="" fo:padding="0.0694in" fo:border-left="1pt solid #000000" fo:border-right="1pt solid #000000" fo:border-top="none" fo:border-bottom="1pt solid #000000"/>
    </style:style>
    <style:style style:name="Table2.E5" style:family="table-cell">
      <style:table-cell-properties style:vertical-align="" fo:padding="0.0694in" fo:border-left="1pt solid #000000" fo:border-right="1pt solid #000000" fo:border-top="none" fo:border-bottom="1pt solid #000000"/>
    </style:style>
    <style:style style:name="Table2.6" style:family="table-row">
      <style:table-row-properties style:min-row-height="0.3931in" fo:keep-together="auto"/>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E6" style:family="table-cell">
      <style:table-cell-properties style:vertical-align="" fo:padding="0.0694in" fo:border="1pt solid #000000"/>
    </style:style>
    <style:style style:name="Table2.A7" style:family="table-cell">
      <style:table-cell-properties style:vertical-align="" fo:padding="0.0694in" fo:border-left="1pt solid #000000" fo:border-right="1pt solid #000000" fo:border-top="none" fo:border-bottom="1pt solid #000000"/>
    </style:style>
    <style:style style:name="Table2.B7" style:family="table-cell">
      <style:table-cell-properties style:vertical-align="" fo:padding="0.0694in" fo:border-left="1pt solid #000000" fo:border-right="1pt solid #000000" fo:border-top="none" fo:border-bottom="1pt solid #000000"/>
    </style:style>
    <style:style style:name="Table2.C7" style:family="table-cell">
      <style:table-cell-properties style:vertical-align="" fo:padding="0.0694in" fo:border-left="1pt solid #000000" fo:border-right="1pt solid #000000" fo:border-top="none" fo:border-bottom="1pt solid #000000"/>
    </style:style>
    <style:style style:name="Table2.D7" style:family="table-cell">
      <style:table-cell-properties style:vertical-align="" fo:padding="0.0694in" fo:border-left="1pt solid #000000" fo:border-right="1pt solid #000000" fo:border-top="none" fo:border-bottom="1pt solid #000000"/>
    </style:style>
    <style:style style:name="Table2.E7" style:family="table-cell">
      <style:table-cell-properties style:vertical-align="" fo:padding="0.0694in" fo:border-left="1pt solid #000000" fo:border-right="1pt solid #000000" fo:border-top="none" fo:border-bottom="1pt solid #000000"/>
    </style:style>
    <style:style style:name="Table2.A8" style:family="table-cell">
      <style:table-cell-properties style:vertical-align="" fo:padding="0.0694in" fo:border-left="1pt solid #000000" fo:border-right="1pt solid #000000" fo:border-top="none" fo:border-bottom="1pt solid #000000"/>
    </style:style>
    <style:style style:name="Table2.B8" style:family="table-cell">
      <style:table-cell-properties style:vertical-align="" fo:padding="0.0694in" fo:border-left="1pt solid #000000" fo:border-right="1pt solid #000000" fo:border-top="none" fo:border-bottom="1pt solid #000000"/>
    </style:style>
    <style:style style:name="Table2.C8" style:family="table-cell">
      <style:table-cell-properties style:vertical-align="" fo:padding="0.0694in" fo:border-left="1pt solid #000000" fo:border-right="1pt solid #000000" fo:border-top="none" fo:border-bottom="1pt solid #000000"/>
    </style:style>
    <style:style style:name="Table2.D8" style:family="table-cell">
      <style:table-cell-properties style:vertical-align="" fo:padding="0.0694in" fo:border-left="1pt solid #000000" fo:border-right="1pt solid #000000" fo:border-top="none" fo:border-bottom="1pt solid #000000"/>
    </style:style>
    <style:style style:name="Table2.E8" style:family="table-cell">
      <style:table-cell-properties style:vertical-align="" fo:padding="0.0694in" fo:border-left="1pt solid #000000" fo:border-right="1pt solid #000000" fo:border-top="none" fo:border-bottom="1pt solid #000000"/>
    </style:style>
    <style:style style:name="Table2.A9" style:family="table-cell">
      <style:table-cell-properties style:vertical-align="" fo:padding="0.0694in" fo:border-left="1pt solid #000000" fo:border-right="1pt solid #000000" fo:border-top="none" fo:border-bottom="1pt solid #000000"/>
    </style:style>
    <style:style style:name="Table2.B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1pt solid #000000" fo:border-right="1pt solid #000000" fo:border-top="none" fo:border-bottom="1pt solid #000000"/>
    </style:style>
    <style:style style:name="Table2.D9" style:family="table-cell">
      <style:table-cell-properties style:vertical-align="" fo:padding="0.0694in" fo:border-left="1pt solid #000000" fo:border-right="1pt solid #000000" fo:border-top="none" fo:border-bottom="1pt solid #000000"/>
    </style:style>
    <style:style style:name="Table2.E9" style:family="table-cell">
      <style:table-cell-properties style:vertical-align="" fo:padding="0.0694in" fo:border-left="1pt solid #000000" fo:border-right="1pt solid #000000" fo:border-top="none" fo:border-bottom="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 fo:padding="0.0694in" fo:border-left="1pt solid #000000" fo:border-right="1pt solid #000000" fo:border-top="none" fo:border-bottom="1pt solid #000000"/>
    </style:style>
    <style:style style:name="Table2.C10" style:family="table-cell">
      <style:table-cell-properties style:vertical-align="" fo:padding="0.0694in" fo:border-left="1pt solid #000000" fo:border-right="1pt solid #000000" fo:border-top="none" fo:border-bottom="1pt solid #000000"/>
    </style:style>
    <style:style style:name="Table2.D10" style:family="table-cell">
      <style:table-cell-properties style:vertical-align="" fo:padding="0.0694in" fo:border-left="1pt solid #000000" fo:border-right="1pt solid #000000" fo:border-top="none" fo:border-bottom="1pt solid #000000"/>
    </style:style>
    <style:style style:name="Table2.E10" style:family="table-cell">
      <style:table-cell-properties style:vertical-align="" fo:padding="0.0694in" fo:border-left="1pt solid #000000" fo:border-right="1pt solid #000000" fo:border-top="none" fo:border-bottom="1pt solid #000000"/>
    </style:style>
    <style:style style:name="Table2.A11" style:family="table-cell">
      <style:table-cell-properties style:vertical-align="" fo:padding="0.0694in" fo:border-left="1pt solid #000000" fo:border-right="1pt solid #000000" fo:border-top="none" fo:border-bottom="1pt solid #000000"/>
    </style:style>
    <style:style style:name="Table2.B11" style:family="table-cell">
      <style:table-cell-properties style:vertical-align="" fo:padding="0.0694in" fo:border-left="1pt solid #000000" fo:border-right="1pt solid #000000" fo:border-top="none" fo:border-bottom="1pt solid #000000"/>
    </style:style>
    <style:style style:name="Table2.C11" style:family="table-cell">
      <style:table-cell-properties style:vertical-align="" fo:padding="0.0694in" fo:border-left="1pt solid #000000" fo:border-right="1pt solid #000000" fo:border-top="none" fo:border-bottom="1pt solid #000000"/>
    </style:style>
    <style:style style:name="Table2.D11" style:family="table-cell">
      <style:table-cell-properties style:vertical-align="" fo:padding="0.0694in" fo:border-left="1pt solid #000000" fo:border-right="1pt solid #000000" fo:border-top="none" fo:border-bottom="1pt solid #000000"/>
    </style:style>
    <style:style style:name="Table2.E11" style:family="table-cell">
      <style:table-cell-properties style:vertical-align="" fo:padding="0.0694in" fo:border-left="1pt solid #000000" fo:border-right="1pt solid #000000" fo:border-top="none" fo:border-bottom="1pt solid #000000"/>
    </style:style>
    <style:style style:name="Table2.A12" style:family="table-cell">
      <style:table-cell-properties style:vertical-align="" fo:padding="0.0694in" fo:border-left="1pt solid #000000" fo:border-right="1pt solid #000000" fo:border-top="none" fo:border-bottom="1pt solid #000000"/>
    </style:style>
    <style:style style:name="Table2.B12" style:family="table-cell">
      <style:table-cell-properties style:vertical-align="" fo:padding="0.0694in" fo:border-left="1pt solid #000000" fo:border-right="1pt solid #000000" fo:border-top="none" fo:border-bottom="1pt solid #000000"/>
    </style:style>
    <style:style style:name="Table2.C12" style:family="table-cell">
      <style:table-cell-properties style:vertical-align="" fo:padding="0.0694in" fo:border-left="1pt solid #000000" fo:border-right="1pt solid #000000" fo:border-top="none" fo:border-bottom="1pt solid #000000"/>
    </style:style>
    <style:style style:name="Table2.D12" style:family="table-cell">
      <style:table-cell-properties style:vertical-align="" fo:padding="0.0694in" fo:border-left="1pt solid #000000" fo:border-right="1pt solid #000000" fo:border-top="none" fo:border-bottom="1pt solid #000000"/>
    </style:style>
    <style:style style:name="Table2.E12" style:family="table-cell">
      <style:table-cell-properties style:vertical-align="" fo:padding="0.0694in" fo:border-left="1pt solid #000000" fo:border-right="1pt solid #000000" fo:border-top="none" fo:border-bottom="1pt solid #000000"/>
    </style:style>
    <style:style style:name="Table2.A13" style:family="table-cell">
      <style:table-cell-properties style:vertical-align="" fo:padding="0.0694in" fo:border-left="1pt solid #000000" fo:border-right="1pt solid #000000" fo:border-top="none" fo:border-bottom="1pt solid #000000"/>
    </style:style>
    <style:style style:name="Table2.B13" style:family="table-cell">
      <style:table-cell-properties style:vertical-align="" fo:padding="0.0694in" fo:border-left="1pt solid #000000" fo:border-right="1pt solid #000000" fo:border-top="none" fo:border-bottom="1pt solid #000000"/>
    </style:style>
    <style:style style:name="Table2.C13" style:family="table-cell">
      <style:table-cell-properties style:vertical-align="" fo:padding="0.0694in" fo:border-left="1pt solid #000000" fo:border-right="1pt solid #000000" fo:border-top="none" fo:border-bottom="1pt solid #000000"/>
    </style:style>
    <style:style style:name="Table2.D13" style:family="table-cell">
      <style:table-cell-properties style:vertical-align="" fo:padding="0.0694in" fo:border-left="1pt solid #000000" fo:border-right="1pt solid #000000" fo:border-top="none" fo:border-bottom="1pt solid #000000"/>
    </style:style>
    <style:style style:name="Table2.E13" style:family="table-cell">
      <style:table-cell-properties style:vertical-align="" fo:padding="0.0694in" fo:border-left="1pt solid #000000" fo:border-right="1pt solid #000000" fo:border-top="none" fo:border-bottom="1pt solid #000000"/>
    </style:style>
    <style:style style:name="Table2.A14" style:family="table-cell">
      <style:table-cell-properties style:vertical-align="" fo:padding="0.0694in" fo:border-left="1pt solid #000000" fo:border-right="1pt solid #000000" fo:border-top="none" fo:border-bottom="1pt solid #000000"/>
    </style:style>
    <style:style style:name="Table2.B14" style:family="table-cell">
      <style:table-cell-properties style:vertical-align="" fo:padding="0.0694in" fo:border-left="1pt solid #000000" fo:border-right="1pt solid #000000" fo:border-top="none" fo:border-bottom="1pt solid #000000"/>
    </style:style>
    <style:style style:name="Table2.C14" style:family="table-cell">
      <style:table-cell-properties style:vertical-align="" fo:padding="0.0694in" fo:border-left="1pt solid #000000" fo:border-right="1pt solid #000000" fo:border-top="none" fo:border-bottom="1pt solid #000000"/>
    </style:style>
    <style:style style:name="Table2.D14" style:family="table-cell">
      <style:table-cell-properties style:vertical-align="" fo:padding="0.0694in" fo:border-left="1pt solid #000000" fo:border-right="1pt solid #000000" fo:border-top="none" fo:border-bottom="1pt solid #000000"/>
    </style:style>
    <style:style style:name="Table2.E14" style:family="table-cell">
      <style:table-cell-properties style:vertical-align="" fo:padding="0.0694in" fo:border-left="1pt solid #000000" fo:border-right="1pt solid #000000" fo:border-top="none" fo:border-bottom="1pt solid #000000"/>
    </style:style>
    <style:style style:name="Table2.A15" style:family="table-cell">
      <style:table-cell-properties style:vertical-align="" fo:padding="0.0694in" fo:border-left="1pt solid #000000" fo:border-right="1pt solid #000000" fo:border-top="none" fo:border-bottom="1pt solid #000000"/>
    </style:style>
    <style:style style:name="Table2.B15" style:family="table-cell">
      <style:table-cell-properties style:vertical-align="" fo:padding="0.0694in" fo:border-left="1pt solid #000000" fo:border-right="1pt solid #000000" fo:border-top="none" fo:border-bottom="1pt solid #000000"/>
    </style:style>
    <style:style style:name="Table2.C15" style:family="table-cell">
      <style:table-cell-properties style:vertical-align="" fo:padding="0.0694in" fo:border-left="1pt solid #000000" fo:border-right="1pt solid #000000" fo:border-top="none" fo:border-bottom="1pt solid #000000"/>
    </style:style>
    <style:style style:name="Table2.D15" style:family="table-cell">
      <style:table-cell-properties style:vertical-align="" fo:padding="0.0694in" fo:border-left="1pt solid #000000" fo:border-right="1pt solid #000000" fo:border-top="none" fo:border-bottom="1pt solid #000000"/>
    </style:style>
    <style:style style:name="Table2.E15" style:family="table-cell">
      <style:table-cell-properties style:vertical-align="" fo:padding="0.0694in" fo:border-left="1pt solid #000000" fo:border-right="1pt solid #000000" fo:border-top="none" fo:border-bottom="1pt solid #000000"/>
    </style:style>
    <style:style style:name="Table2.A16" style:family="table-cell">
      <style:table-cell-properties style:vertical-align="" fo:padding="0.0694in" fo:border-left="1pt solid #000000" fo:border-right="1pt solid #000000" fo:border-top="none" fo:border-bottom="1pt solid #000000"/>
    </style:style>
    <style:style style:name="Table2.B16" style:family="table-cell">
      <style:table-cell-properties style:vertical-align="" fo:padding="0.0694in" fo:border-left="1pt solid #000000" fo:border-right="1pt solid #000000" fo:border-top="none" fo:border-bottom="1pt solid #000000"/>
    </style:style>
    <style:style style:name="Table2.C16" style:family="table-cell">
      <style:table-cell-properties style:vertical-align="" fo:padding="0.0694in" fo:border-left="1pt solid #000000" fo:border-right="1pt solid #000000" fo:border-top="none" fo:border-bottom="1pt solid #000000"/>
    </style:style>
    <style:style style:name="Table2.D16" style:family="table-cell">
      <style:table-cell-properties style:vertical-align="" fo:padding="0.0694in" fo:border-left="1pt solid #000000" fo:border-right="1pt solid #000000" fo:border-top="none" fo:border-bottom="1pt solid #000000"/>
    </style:style>
    <style:style style:name="Table2.E16" style:family="table-cell">
      <style:table-cell-properties style:vertical-align="" fo:padding="0.0694in" fo:border-left="1pt solid #000000" fo:border-right="1pt solid #000000" fo:border-top="none" fo:border-bottom="1pt solid #000000"/>
    </style:style>
    <style:style style:name="Table2.A17" style:family="table-cell">
      <style:table-cell-properties style:vertical-align="" fo:padding="0.0694in" fo:border-left="1pt solid #000000" fo:border-right="1pt solid #000000" fo:border-top="none" fo:border-bottom="1pt solid #000000"/>
    </style:style>
    <style:style style:name="Table2.B17" style:family="table-cell">
      <style:table-cell-properties style:vertical-align="" fo:padding="0.0694in" fo:border-left="1pt solid #000000" fo:border-right="1pt solid #000000" fo:border-top="none" fo:border-bottom="1pt solid #000000"/>
    </style:style>
    <style:style style:name="Table2.C17" style:family="table-cell">
      <style:table-cell-properties style:vertical-align="" fo:padding="0.0694in" fo:border-left="1pt solid #000000" fo:border-right="1pt solid #000000" fo:border-top="none" fo:border-bottom="1pt solid #000000"/>
    </style:style>
    <style:style style:name="Table2.D17" style:family="table-cell">
      <style:table-cell-properties style:vertical-align="" fo:padding="0.0694in" fo:border-left="1pt solid #000000" fo:border-right="1pt solid #000000" fo:border-top="none" fo:border-bottom="1pt solid #000000"/>
    </style:style>
    <style:style style:name="Table2.E17" style:family="table-cell">
      <style:table-cell-properties style:vertical-align="" fo:padding="0.0694in" fo:border-left="1pt solid #000000" fo:border-right="1pt solid #000000" fo:border-top="none" fo:border-bottom="1pt solid #000000"/>
    </style:style>
    <style:style style:name="Table2.A18" style:family="table-cell">
      <style:table-cell-properties style:vertical-align="" fo:padding="0.0694in" fo:border-left="1pt solid #000000" fo:border-right="1pt solid #000000" fo:border-top="none" fo:border-bottom="1pt solid #000000"/>
    </style:style>
    <style:style style:name="Table2.B18" style:family="table-cell">
      <style:table-cell-properties style:vertical-align="" fo:padding="0.0694in" fo:border-left="1pt solid #000000" fo:border-right="1pt solid #000000" fo:border-top="none" fo:border-bottom="1pt solid #000000"/>
    </style:style>
    <style:style style:name="Table2.C18" style:family="table-cell">
      <style:table-cell-properties style:vertical-align="" fo:padding="0.0694in" fo:border-left="1pt solid #000000" fo:border-right="1pt solid #000000" fo:border-top="none" fo:border-bottom="1pt solid #000000"/>
    </style:style>
    <style:style style:name="Table2.D18" style:family="table-cell">
      <style:table-cell-properties style:vertical-align="" fo:padding="0.0694in" fo:border-left="1pt solid #000000" fo:border-right="1pt solid #000000" fo:border-top="none" fo:border-bottom="1pt solid #000000"/>
    </style:style>
    <style:style style:name="Table2.E18" style:family="table-cell">
      <style:table-cell-properties style:vertical-align="" fo:padding="0.0694in" fo:border-left="1pt solid #000000" fo:border-right="1pt solid #000000" fo:border-top="none" fo:border-bottom="1pt solid #000000"/>
    </style:style>
    <style:style style:name="Table2.A19" style:family="table-cell">
      <style:table-cell-properties style:vertical-align="" fo:padding="0.0694in" fo:border-left="1pt solid #000000" fo:border-right="1pt solid #000000" fo:border-top="none" fo:border-bottom="1pt solid #000000"/>
    </style:style>
    <style:style style:name="Table2.B19" style:family="table-cell">
      <style:table-cell-properties style:vertical-align="" fo:padding="0.0694in" fo:border-left="1pt solid #000000" fo:border-right="1pt solid #000000" fo:border-top="none" fo:border-bottom="1pt solid #000000"/>
    </style:style>
    <style:style style:name="Table2.C19" style:family="table-cell">
      <style:table-cell-properties style:vertical-align="" fo:padding="0.0694in" fo:border-left="1pt solid #000000" fo:border-right="1pt solid #000000" fo:border-top="none" fo:border-bottom="1pt solid #000000"/>
    </style:style>
    <style:style style:name="Table2.D19" style:family="table-cell">
      <style:table-cell-properties style:vertical-align="" fo:padding="0.0694in" fo:border-left="1pt solid #000000" fo:border-right="1pt solid #000000" fo:border-top="none" fo:border-bottom="1pt solid #000000"/>
    </style:style>
    <style:style style:name="Table2.E19" style:family="table-cell">
      <style:table-cell-properties style:vertical-align="" fo:padding="0.0694in" fo:border-left="1pt solid #000000" fo:border-right="1pt solid #000000" fo:border-top="none" fo:border-bottom="1pt solid #000000"/>
    </style:style>
    <style:style style:name="Table2.A20" style:family="table-cell">
      <style:table-cell-properties style:vertical-align="" fo:padding="0.0694in" fo:border-left="1pt solid #000000" fo:border-right="1pt solid #000000" fo:border-top="none" fo:border-bottom="1pt solid #000000"/>
    </style:style>
    <style:style style:name="Table2.B20" style:family="table-cell">
      <style:table-cell-properties style:vertical-align="" fo:padding="0.0694in" fo:border-left="1pt solid #000000" fo:border-right="1pt solid #000000" fo:border-top="none" fo:border-bottom="1pt solid #000000"/>
    </style:style>
    <style:style style:name="Table2.C20" style:family="table-cell">
      <style:table-cell-properties style:vertical-align="" fo:padding="0.0694in" fo:border-left="1pt solid #000000" fo:border-right="1pt solid #000000" fo:border-top="none" fo:border-bottom="1pt solid #000000"/>
    </style:style>
    <style:style style:name="Table2.D20" style:family="table-cell">
      <style:table-cell-properties style:vertical-align="" fo:padding="0.0694in" fo:border-left="1pt solid #000000" fo:border-right="1pt solid #000000" fo:border-top="none" fo:border-bottom="1pt solid #000000"/>
    </style:style>
    <style:style style:name="Table2.E20" style:family="table-cell">
      <style:table-cell-properties style:vertical-align="" fo:padding="0.0694in" fo:border-left="1pt solid #000000" fo:border-right="1pt solid #000000" fo:border-top="none" fo:border-bottom="1pt solid #000000"/>
    </style:style>
    <style:style style:name="Table2.A21" style:family="table-cell">
      <style:table-cell-properties style:vertical-align="" fo:padding="0.0694in" fo:border-left="1pt solid #000000" fo:border-right="1pt solid #000000" fo:border-top="none" fo:border-bottom="1pt solid #000000"/>
    </style:style>
    <style:style style:name="Table2.B21" style:family="table-cell">
      <style:table-cell-properties style:vertical-align="" fo:padding="0.0694in" fo:border-left="1pt solid #000000" fo:border-right="1pt solid #000000" fo:border-top="none" fo:border-bottom="1pt solid #000000"/>
    </style:style>
    <style:style style:name="Table2.C21" style:family="table-cell">
      <style:table-cell-properties style:vertical-align="" fo:padding="0.0694in" fo:border-left="1pt solid #000000" fo:border-right="1pt solid #000000" fo:border-top="none" fo:border-bottom="1pt solid #000000"/>
    </style:style>
    <style:style style:name="Table2.D21" style:family="table-cell">
      <style:table-cell-properties style:vertical-align="" fo:padding="0.0694in" fo:border-left="1pt solid #000000" fo:border-right="1pt solid #000000" fo:border-top="none" fo:border-bottom="1pt solid #000000"/>
    </style:style>
    <style:style style:name="Table2.E21"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Heading_20_3">
      <style:paragraph-properties fo:margin-top="0in" fo:margin-bottom="0.1965in" style:contextual-spacing="false" fo:text-align="start" style:justify-single-word="false" fo:orphans="2" fo:widows="2" style:writing-mode="lr-tb"/>
    </style:style>
    <style:style style:name="P3" style:family="paragraph" style:parent-style-name="Standard">
      <style:paragraph-properties fo:margin-top="0.139in" fo:margin-bottom="0in" style:contextual-spacing="false" fo:line-height="100%" fo:orphans="0" fo:widows="0">
        <style:tab-stops>
          <style:tab-stop style:position="9.6925in" style:type="right"/>
        </style:tab-stops>
      </style:paragraph-properties>
    </style:style>
    <style:style style:name="P4" style:family="paragraph" style:parent-style-name="Standard">
      <style:paragraph-properties fo:margin-left="0in" fo:margin-right="0in" fo:margin-top="0.139in" fo:margin-bottom="0in" style:contextual-spacing="false" fo:line-height="100%" fo:orphans="0" fo:widows="0" fo:text-indent="0in" style:auto-text-indent="false">
        <style:tab-stops>
          <style:tab-stop style:position="9.6925in" style:type="right"/>
        </style:tab-stops>
      </style:paragraph-properties>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text-properties officeooo:paragraph-rsid="001db424"/>
    </style:style>
    <style:style style:name="P7" style:family="paragraph" style:parent-style-name="Standard">
      <style:paragraph-properties fo:line-height="100%" fo:orphans="0" fo:widows="0"/>
      <style:text-properties officeooo:paragraph-rsid="001f62f1"/>
    </style:style>
    <style:style style:name="P8" style:family="paragraph" style:parent-style-name="Standard">
      <style:paragraph-properties fo:line-height="100%" fo:orphans="0" fo:widows="0"/>
      <style:text-properties officeooo:paragraph-rsid="00214e77"/>
    </style:style>
    <style:style style:name="P9" style:family="paragraph" style:parent-style-name="Standard">
      <style:paragraph-properties fo:line-height="100%" fo:orphans="0" fo:widows="0"/>
      <style:text-properties officeooo:paragraph-rsid="0021ab66"/>
    </style:style>
    <style:style style:name="P10" style:family="paragraph" style:parent-style-name="Standard">
      <style:paragraph-properties fo:line-height="100%" fo:orphans="0" fo:widows="0"/>
      <style:text-properties officeooo:paragraph-rsid="002200b6"/>
    </style:style>
    <style:style style:name="P11" style:family="paragraph" style:parent-style-name="Standard">
      <style:paragraph-properties fo:line-height="100%" fo:orphans="0" fo:widows="0"/>
      <style:text-properties officeooo:paragraph-rsid="0028aee1"/>
    </style:style>
    <style:style style:name="P12" style:family="paragraph" style:parent-style-name="Standard">
      <style:paragraph-properties fo:line-height="100%" fo:orphans="0" fo:widows="0"/>
      <style:text-properties officeooo:paragraph-rsid="002c0b0c"/>
    </style:style>
    <style:style style:name="P13" style:family="paragraph" style:parent-style-name="Standard">
      <style:paragraph-properties fo:line-height="100%" fo:orphans="0" fo:widows="0"/>
      <style:text-properties officeooo:paragraph-rsid="002cab02"/>
    </style:style>
    <style:style style:name="P14" style:family="paragraph" style:parent-style-name="Standard">
      <style:paragraph-properties fo:line-height="100%" fo:orphans="0" fo:widows="0"/>
      <style:text-properties officeooo:paragraph-rsid="002cfb53"/>
    </style:style>
    <style:style style:name="P15" style:family="paragraph" style:parent-style-name="Standard">
      <style:paragraph-properties fo:margin-top="0.139in" fo:margin-bottom="0in" style:contextual-spacing="false" fo:line-height="100%"/>
    </style:style>
    <style:style style:name="P16" style:family="paragraph" style:parent-style-name="Standard">
      <style:text-properties style:font-name="Montserrat" style:font-name-asian="Montserrat1" style:font-name-complex="Montserrat1"/>
    </style:style>
    <style:style style:name="P17"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18"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19"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20"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21" style:family="paragraph" style:parent-style-name="Standard">
      <loext:graphic-properties draw:fill="none"/>
      <style:paragraph-properties fo:margin-left="0.5in" fo:margin-right="0in" fo:line-height="100%" fo:orphans="0" fo:widows="0" fo:text-indent="-0.25in" style:auto-text-indent="false" fo:background-color="transparent"/>
      <style:text-properties style:font-name="Montserrat" fo:font-size="12pt" style:font-name-asian="Montserrat1" style:font-size-asian="12pt" style:font-name-complex="Montserrat1" style:font-size-complex="12pt"/>
    </style:style>
    <style:style style:name="P22" style:family="paragraph" style:parent-style-name="Standard">
      <style:paragraph-properties fo:line-height="100%" fo:orphans="0" fo:widows="0"/>
      <style:text-properties style:font-name="Montserrat" fo:font-size="12pt" officeooo:paragraph-rsid="0019c899" style:font-name-asian="Montserrat1" style:font-size-asian="12pt" style:font-name-complex="Montserrat1" style:font-size-complex="12pt"/>
    </style:style>
    <style:style style:name="P23" style:family="paragraph" style:parent-style-name="Standard">
      <style:paragraph-properties fo:margin-left="0.5in" fo:margin-right="0in" fo:line-height="115%" fo:orphans="0" fo:widows="0" fo:text-indent="-0.25in" style:auto-text-indent="false"/>
      <style:text-properties style:font-name="Montserrat" fo:font-size="12pt" style:font-name-asian="Montserrat1" style:font-size-asian="12pt" style:font-name-complex="Montserrat1" style:font-size-complex="12pt"/>
    </style:style>
    <style:style style:name="P24" style:family="paragraph" style:parent-style-name="Standard">
      <style:paragraph-properties fo:margin-left="0.5in" fo:margin-right="0in" fo:text-indent="0in" style:auto-text-indent="false"/>
      <style:text-properties style:font-name="Montserrat" fo:font-size="12pt" style:font-name-asian="Montserrat1" style:font-size-asian="12pt" style:font-name-complex="Montserrat1" style:font-size-complex="12pt"/>
    </style:style>
    <style:style style:name="P25"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26" style:family="paragraph" style:parent-style-name="Standard">
      <style:paragraph-properties fo:margin-left="0in" fo:margin-right="0in" fo:line-height="100%" fo:orphans="0" fo:widows="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7" style:family="paragraph" style:parent-style-name="Standard">
      <style:paragraph-properties fo:margin-left="0.5in" fo:margin-right="0in"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8"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29" style:family="paragraph" style:parent-style-name="Standard">
      <loext:graphic-properties draw:fill="none"/>
      <style:paragraph-properties fo:margin-left="0.5in" fo:margin-right="0in" fo:line-height="115%" fo:orphans="0" fo:widows="0" fo:text-indent="0in" style:auto-text-indent="false" fo:background-color="transparent"/>
      <style:text-properties style:font-name="Montserrat" fo:font-size="14pt" fo:font-weight="bold" style:font-name-asian="Montserrat1" style:font-size-asian="14pt" style:font-weight-asian="bold" style:font-name-complex="Montserrat1" style:font-size-complex="14pt"/>
    </style:style>
    <style:style style:name="P30" style:family="paragraph" style:parent-style-name="Standard">
      <loext:graphic-properties draw:fill="none"/>
      <style:paragraph-properties fo:margin-left="0.5in" fo:margin-right="0in" fo:line-height="115%" fo:orphans="0" fo:widows="0" fo:text-indent="-0.25in" style:auto-text-indent="false" fo:background-color="transparent"/>
      <style:text-properties style:font-name="Montserrat" fo:font-size="14pt" fo:font-weight="bold" style:font-name-asian="Montserrat1" style:font-size-asian="14pt" style:font-weight-asian="bold" style:font-name-complex="Montserrat1" style:font-size-complex="14pt"/>
    </style:style>
    <style:style style:name="P31" style:family="paragraph" style:parent-style-name="Title">
      <style:paragraph-properties fo:margin-top="0in" fo:margin-bottom="0.1665in"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32"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33" style:family="paragraph" style:parent-style-name="Standard">
      <style:paragraph-properties fo:line-height="100%" fo:orphans="0" fo:widows="0"/>
      <style:text-properties officeooo:rsid="001c1552" officeooo:paragraph-rsid="001c1552"/>
    </style:style>
    <style:style style:name="P34" style:family="paragraph" style:parent-style-name="Standard">
      <style:paragraph-properties fo:line-height="100%" fo:orphans="0" fo:widows="0"/>
      <style:text-properties officeooo:rsid="001c1552" officeooo:paragraph-rsid="002c0b0c"/>
    </style:style>
    <style:style style:name="P35" style:family="paragraph" style:parent-style-name="Standard">
      <style:paragraph-properties fo:line-height="100%" fo:orphans="0" fo:widows="0"/>
      <style:text-properties officeooo:rsid="001d1e04" officeooo:paragraph-rsid="001d1e04"/>
    </style:style>
    <style:style style:name="P36" style:family="paragraph" style:parent-style-name="Standard">
      <style:paragraph-properties fo:line-height="100%" fo:orphans="0" fo:widows="0"/>
      <style:text-properties officeooo:rsid="001d3984" officeooo:paragraph-rsid="001d3984"/>
    </style:style>
    <style:style style:name="P37" style:family="paragraph" style:parent-style-name="Standard">
      <style:paragraph-properties fo:line-height="100%" fo:orphans="0" fo:widows="0"/>
      <style:text-properties officeooo:rsid="001db424" officeooo:paragraph-rsid="001db424"/>
    </style:style>
    <style:style style:name="P38" style:family="paragraph" style:parent-style-name="Standard">
      <style:paragraph-properties fo:line-height="100%" fo:orphans="0" fo:widows="0"/>
      <style:text-properties officeooo:rsid="001f62f1" officeooo:paragraph-rsid="001f62f1"/>
    </style:style>
    <style:style style:name="P39" style:family="paragraph" style:parent-style-name="Standard">
      <style:paragraph-properties fo:line-height="100%" fo:orphans="0" fo:widows="0"/>
      <style:text-properties fo:color="#2c3338" loext:opacity="100%" style:font-name="Arial1" fo:font-size="11pt" fo:font-style="normal" fo:background-color="#ffffff" style:font-name-asian="Montserrat1" style:font-size-asian="11pt" style:font-style-asian="normal" style:font-name-complex="Montserrat1" style:font-size-complex="11pt" style:font-style-complex="normal"/>
    </style:style>
    <style:style style:name="P40" style:family="paragraph" style:parent-style-name="Standard">
      <style:paragraph-properties fo:line-height="100%" fo:orphans="0" fo:widows="0"/>
      <style:text-properties style:font-name="Arial1" fo:font-size="11pt" fo:font-style="normal" style:font-name-asian="Montserrat1" style:font-size-asian="11pt" style:font-style-asian="normal" style:font-name-complex="Montserrat1" style:font-size-complex="11pt" style:font-style-complex="normal"/>
    </style:style>
    <style:style style:name="P41" style:family="paragraph" style:parent-style-name="Standard">
      <style:paragraph-properties fo:line-height="100%" fo:orphans="0" fo:widows="0"/>
      <style:text-properties style:font-name="Arial1" fo:font-size="11pt" fo:font-style="normal" officeooo:paragraph-rsid="001b9e53" style:font-name-asian="Montserrat1" style:font-size-asian="11pt" style:font-style-asian="normal" style:font-name-complex="Montserrat1" style:font-size-complex="11pt" style:font-style-complex="normal"/>
    </style:style>
    <style:style style:name="P42" style:family="paragraph" style:parent-style-name="Standard">
      <style:paragraph-properties fo:line-height="100%" fo:orphans="0" fo:widows="0"/>
      <style:text-properties style:font-name="Arial1" fo:font-size="11pt" fo:font-style="normal" officeooo:rsid="001b9e53" officeooo:paragraph-rsid="001b9e53" style:font-name-asian="Montserrat1" style:font-size-asian="11pt" style:font-style-asian="normal" style:font-name-complex="Montserrat1" style:font-size-complex="11pt" style:font-style-complex="normal"/>
    </style:style>
    <style:style style:name="P43" style:family="paragraph" style:parent-style-name="Standard">
      <style:paragraph-properties fo:line-height="100%" fo:orphans="0" fo:widows="0"/>
      <style:text-properties style:font-name="Arial1" fo:font-size="11pt" fo:font-style="normal" officeooo:rsid="001b9e53" officeooo:paragraph-rsid="001f62f1" style:font-name-asian="Montserrat1" style:font-size-asian="11pt" style:font-style-asian="normal" style:font-name-complex="Montserrat1" style:font-size-complex="11pt" style:font-style-complex="normal"/>
    </style:style>
    <style:style style:name="P44" style:family="paragraph" style:parent-style-name="Standard">
      <style:paragraph-properties fo:line-height="100%" fo:orphans="0" fo:widows="0"/>
      <style:text-properties style:font-name="Arial1" fo:font-size="11pt" fo:font-style="normal" officeooo:rsid="001b9e53" officeooo:paragraph-rsid="00214e77" style:font-name-asian="Montserrat1" style:font-size-asian="11pt" style:font-style-asian="normal" style:font-name-complex="Montserrat1" style:font-size-complex="11pt" style:font-style-complex="normal"/>
    </style:style>
    <style:style style:name="P45" style:family="paragraph" style:parent-style-name="Standard">
      <style:paragraph-properties fo:line-height="100%" fo:orphans="0" fo:widows="0"/>
      <style:text-properties style:font-name="Arial1" fo:font-size="11pt" fo:font-style="normal" officeooo:rsid="001b9e53" officeooo:paragraph-rsid="002306ff" style:font-name-asian="Montserrat1" style:font-size-asian="11pt" style:font-style-asian="normal" style:font-name-complex="Montserrat1" style:font-size-complex="11pt" style:font-style-complex="normal"/>
    </style:style>
    <style:style style:name="P46" style:family="paragraph" style:parent-style-name="Standard">
      <style:paragraph-properties fo:line-height="100%" fo:orphans="0" fo:widows="0"/>
      <style:text-properties style:font-name="Arial1" fo:font-size="11pt" fo:font-style="normal" officeooo:rsid="001b9e53" officeooo:paragraph-rsid="0028aee1" style:font-name-asian="Montserrat1" style:font-size-asian="11pt" style:font-style-asian="normal" style:font-name-complex="Montserrat1" style:font-size-complex="11pt" style:font-style-complex="normal"/>
    </style:style>
    <style:style style:name="P47" style:family="paragraph" style:parent-style-name="Standard">
      <style:paragraph-properties fo:line-height="100%" fo:orphans="0" fo:widows="0"/>
      <style:text-properties style:font-name="Arial1" fo:font-size="11pt" fo:font-style="normal" officeooo:rsid="002306ff" officeooo:paragraph-rsid="002306ff" style:font-name-asian="Montserrat1" style:font-size-asian="11pt" style:font-style-asian="normal" style:font-name-complex="Montserrat1" style:font-size-complex="11pt" style:font-style-complex="normal"/>
    </style:style>
    <style:style style:name="P48" style:family="paragraph" style:parent-style-name="Standard">
      <style:paragraph-properties fo:line-height="100%" fo:orphans="0" fo:widows="0"/>
      <style:text-properties style:font-name="Arial1" fo:font-size="11pt" fo:font-style="normal" officeooo:rsid="0028aee1" officeooo:paragraph-rsid="0028aee1" style:font-name-asian="Montserrat1" style:font-size-asian="11pt" style:font-style-asian="normal" style:font-name-complex="Montserrat1" style:font-size-complex="11pt" style:font-style-complex="normal"/>
    </style:style>
    <style:style style:name="P49" style:family="paragraph" style:parent-style-name="Standard">
      <style:paragraph-properties fo:line-height="100%" fo:orphans="0" fo:widows="0"/>
      <style:text-properties officeooo:rsid="00214e77" officeooo:paragraph-rsid="00214e77"/>
    </style:style>
    <style:style style:name="P50" style:family="paragraph" style:parent-style-name="Standard">
      <style:paragraph-properties fo:line-height="100%" fo:orphans="0" fo:widows="0"/>
      <style:text-properties officeooo:rsid="0021ab66" officeooo:paragraph-rsid="0021ab66"/>
    </style:style>
    <style:style style:name="P51" style:family="paragraph" style:parent-style-name="Standard">
      <style:paragraph-properties fo:line-height="100%" fo:orphans="0" fo:widows="0"/>
      <style:text-properties officeooo:rsid="002306ff" officeooo:paragraph-rsid="002306ff"/>
    </style:style>
    <style:style style:name="P52" style:family="paragraph" style:parent-style-name="Heading_20_3">
      <style:paragraph-properties fo:margin-top="0in" fo:margin-bottom="0.1965in" style:contextual-spacing="false"/>
    </style:style>
    <style:style style:name="P53" style:family="paragraph" style:parent-style-name="Standard">
      <style:paragraph-properties fo:margin-left="0.5in" fo:margin-right="0in" fo:text-indent="0in" style:auto-text-indent="false"/>
    </style:style>
    <style:style style:name="P54" style:family="paragraph" style:parent-style-name="Standard" style:master-page-name="">
      <loext:graphic-properties draw:fill="none"/>
      <style:paragraph-properties fo:margin-left="0.5in" fo:margin-right="0in" fo:line-height="115%" fo:orphans="0" fo:widows="0" fo:text-indent="-0.25in" style:auto-text-indent="false" style:page-number="auto" fo:background-color="transparent"/>
    </style:style>
    <style:style style:name="P5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5626in"/>
        </style:tab-stops>
      </style:paragraph-properties>
    </style:style>
    <style:style style:name="P5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style>
    <style:style style:name="P57" style:family="paragraph" style:parent-style-name="Standard">
      <style:paragraph-properties fo:margin-top="0.139in" fo:margin-bottom="0in" style:contextual-spacing="false" fo:line-height="100%"/>
      <style:text-properties fo:color="#666666" loext:opacity="100%" style:font-name="Montserrat" fo:font-size="12pt" style:font-name-asian="Montserrat1" style:font-size-asian="12pt" style:font-name-complex="Montserrat1" style:font-size-complex="12pt"/>
    </style:style>
    <style:style style:name="P58" style:family="paragraph" style:parent-style-name="Title" style:master-page-name="Standard">
      <style:paragraph-properties fo:margin-top="0in" fo:margin-bottom="0.1665in"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59" style:family="paragraph" style:parent-style-name="Heading_20_2" style:list-style-name="WWNum3"/>
    <style:style style:name="P60" style:family="paragraph" style:parent-style-name="Heading_20_2" style:list-style-name="WWNum3">
      <style:paragraph-properties fo:margin-left="0.5in" fo:margin-right="0in" fo:line-height="100%" fo:orphans="0" fo:widows="0" fo:text-indent="-0.25in" style:auto-text-indent="false"/>
      <style:text-properties officeooo:paragraph-rsid="00283306"/>
    </style:style>
    <style:style style:name="P61" style:family="paragraph" style:parent-style-name="Heading_20_2" style:list-style-name="WWNum3">
      <style:paragraph-properties fo:margin-left="0.5in" fo:margin-right="0in" fo:line-height="100%" fo:orphans="0" fo:widows="0" fo:text-indent="-0.25in" style:auto-text-indent="false"/>
    </style:style>
    <style:style style:name="P62" style:family="paragraph" style:parent-style-name="Standard" style:list-style-name="WWNum4">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63" style:family="paragraph" style:parent-style-name="Standard">
      <style:paragraph-properties fo:line-height="100%" fo:orphans="0" fo:widows="0"/>
      <style:text-properties officeooo:paragraph-rsid="002facfc"/>
    </style:style>
    <style:style style:name="P64" style:family="paragraph" style:parent-style-name="Standard">
      <style:paragraph-properties fo:line-height="100%" fo:orphans="0" fo:widows="0"/>
      <style:text-properties officeooo:paragraph-rsid="00214e77"/>
    </style:style>
    <style:style style:name="P65" style:family="paragraph" style:parent-style-name="Text_20_body" style:list-style-name="L1"/>
    <style:style style:name="P66" style:family="paragraph" style:parent-style-name="Text_20_body" style:list-style-name="L1">
      <style:paragraph-properties fo:margin-top="0in" fo:margin-bottom="0in" style:contextual-spacing="false"/>
    </style:style>
    <style:style style:name="P67" style:family="paragraph" style:parent-style-name="Text_20_body" style:list-style-name="L2"/>
    <style:style style:name="P68" style:family="paragraph" style:parent-style-name="Text_20_body" style:list-style-name="L2">
      <style:paragraph-properties fo:margin-top="0in" fo:margin-bottom="0in" style:contextual-spacing="false"/>
    </style:style>
    <style:style style:name="P69" style:family="paragraph" style:parent-style-name="Text_20_body" style:list-style-name="L3"/>
    <style:style style:name="P70" style:family="paragraph" style:parent-style-name="Text_20_body" style:list-style-name="L3">
      <style:paragraph-properties fo:margin-top="0in" fo:margin-bottom="0in" style:contextual-spacing="false"/>
    </style:style>
    <style:style style:name="P71" style:family="paragraph" style:parent-style-name="Text_20_body" style:list-style-name="L4"/>
    <style:style style:name="P72" style:family="paragraph" style:parent-style-name="Text_20_body" style:list-style-name="L4">
      <style:paragraph-properties fo:margin-top="0in" fo:margin-bottom="0in" style:contextual-spacing="false"/>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fo:font-weight="bold" style:font-name-asian="Montserrat1" style:font-size-asian="12pt" style:font-weight-asian="bold" style:font-name-complex="Montserrat1" style:font-size-complex="12pt"/>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fo:font-size="14pt" fo:font-weight="bold" style:font-size-asian="14pt" style:font-weight-asian="bold" style:font-size-complex="14pt"/>
    </style:style>
    <style:style style:name="T5" style:family="text">
      <style:text-properties fo:font-size="12pt" style:font-size-asian="12pt" style:font-size-complex="12pt"/>
    </style:style>
    <style:style style:name="T6" style:family="text">
      <style:text-properties officeooo:rsid="0019c899"/>
    </style:style>
    <style:style style:name="T7" style:family="text">
      <style:text-properties officeooo:rsid="001b9e53"/>
    </style:style>
    <style:style style:name="T8" style:family="text">
      <style:text-properties officeooo:rsid="001c1552"/>
    </style:style>
    <style:style style:name="T9" style:family="text">
      <style:text-properties officeooo:rsid="001d1e04"/>
    </style:style>
    <style:style style:name="T10" style:family="text">
      <style:text-properties officeooo:rsid="001db424"/>
    </style:style>
    <style:style style:name="T11" style:family="text">
      <style:text-properties officeooo:rsid="001f62f1"/>
    </style:style>
    <style:style style:name="T12" style:family="text">
      <style:text-properties officeooo:rsid="00214e77"/>
    </style:style>
    <style:style style:name="T13" style:family="text">
      <style:text-properties officeooo:rsid="0021ab66"/>
    </style:style>
    <style:style style:name="T14" style:family="text">
      <style:text-properties officeooo:rsid="002200b6"/>
    </style:style>
    <style:style style:name="T15" style:family="text">
      <style:text-properties officeooo:rsid="002234ee"/>
    </style:style>
    <style:style style:name="T16" style:family="text">
      <style:text-properties officeooo:rsid="00230226"/>
    </style:style>
    <style:style style:name="T17" style:family="text">
      <style:text-properties officeooo:rsid="002306ff"/>
    </style:style>
    <style:style style:name="T18" style:family="text">
      <style:text-properties officeooo:rsid="0024b3f8"/>
    </style:style>
    <style:style style:name="T19" style:family="text">
      <style:text-properties officeooo:rsid="0026c713"/>
    </style:style>
    <style:style style:name="T20" style:family="text">
      <style:text-properties officeooo:rsid="0028206a"/>
    </style:style>
    <style:style style:name="T21" style:family="text">
      <style:text-properties officeooo:rsid="0028aee1"/>
    </style:style>
    <style:style style:name="T22" style:family="text">
      <style:text-properties style:font-name="Arial1" fo:font-size="11pt" fo:font-style="normal" officeooo:rsid="001b9e53" style:font-name-asian="Montserrat1" style:font-size-asian="11pt" style:font-style-asian="normal" style:font-name-complex="Montserrat1" style:font-size-complex="11pt" style:font-style-complex="normal"/>
    </style:style>
    <style:style style:name="T23" style:family="text">
      <style:text-properties style:font-name="Arial1" fo:font-size="11pt" fo:font-style="normal" officeooo:rsid="0028aee1" style:font-name-asian="Montserrat1" style:font-size-asian="11pt" style:font-style-asian="normal" style:font-name-complex="Montserrat1" style:font-size-complex="11pt" style:font-style-complex="normal"/>
    </style:style>
    <style:style style:name="T24" style:family="text">
      <style:text-properties officeooo:rsid="002c0b0c"/>
    </style:style>
    <style:style style:name="T25" style:family="text">
      <style:text-properties officeooo:rsid="002cfb53"/>
    </style:style>
    <style:style style:name="T26" style:family="text">
      <style:text-properties officeooo:rsid="002dbd78"/>
    </style:style>
    <style:style style:name="T27" style:family="text">
      <style:text-properties officeooo:rsid="002facfc"/>
    </style:style>
    <style:style style:name="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 text:name="_plk5899mvlqq"/></text:p>
      <text:p text:style-name="P31"><text:bookmark text:name="_1jgtpi0w9ri"/>Spécifications techniques</text:p>
      <text:p text:style-name="P25">[Nom du projet + nom du client]</text:p>
      <text:p text:style-name="P17"/>
      <text:p text:style-name="P17"/>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Version</text:p>
          </table:table-cell>
          <table:table-cell table:style-name="Table1.A1" office:value-type="string">
            <text:p text:style-name="P19">Auteur</text:p>
          </table:table-cell>
          <table:table-cell table:style-name="Table1.A1" office:value-type="string">
            <text:p text:style-name="P19">Date</text:p>
          </table:table-cell>
          <table:table-cell table:style-name="Table1.A1" office:value-type="string">
            <text:p text:style-name="P19">Approbation </text:p>
          </table:table-cell>
        </table:table-row>
        <table:table-row table:style-name="Table1.1">
          <table:table-cell table:style-name="Table1.A2" office:value-type="string">
            <text:p text:style-name="P20">1.0</text:p>
          </table:table-cell>
          <table:table-cell table:style-name="Table1.B2" office:value-type="string">
            <text:p text:style-name="P20">[nom de l’auteur]</text:p>
          </table:table-cell>
          <table:table-cell table:style-name="Table1.C2" office:value-type="string">
            <text:p text:style-name="P20">[date de réalisation du document]</text:p>
          </table:table-cell>
          <table:table-cell table:style-name="Table1.D2" office:value-type="string">
            <text:p text:style-name="P20">[nom de la personne qui doit valider le document]</text:p>
          </table:table-cell>
        </table:table-row>
      </table:table>
      <text:p text:style-name="P18"/>
      <text:p text:style-name="P1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409jm82qlgst" text:style-name="Index_20_Link" text:visited-style-name="Index_20_Link"><text:span text:style-name="T3">I. Choix technologiques<text:tab/></text:span></text:a><text:span text:style-name="T1">2</text:span></text:p>
          <text:p text:style-name="P3"><text:a xlink:type="simple" xlink:href="#_ex0md8td8283" text:style-name="Index_20_Link" text:visited-style-name="Index_20_Link"><text:span text:style-name="T3">II. Liens avec le back-end<text:tab/></text:span></text:a><text:span text:style-name="T1">3</text:span></text:p>
          <text:p text:style-name="P4"><text:a xlink:type="simple" xlink:href="#_a61v3uh5vs19" text:style-name="Index_20_Link" text:visited-style-name="Index_20_Link"><text:span text:style-name="T3">III. Préconisations concernant le domaine et l’hébergement<text:tab/></text:span></text:a><text:span text:style-name="T1">3</text:span></text:p>
          <text:p text:style-name="P3"><text:a xlink:type="simple" xlink:href="#_n56najuvb5ys" text:style-name="Index_20_Link" text:visited-style-name="Index_20_Link"><text:span text:style-name="T3">IV. Accessibilité<text:tab/></text:span></text:a><text:span text:style-name="T1">3</text:span></text:p>
          <text:p text:style-name="P3"><text:a xlink:type="simple" xlink:href="#_l80x4g9stizp" text:style-name="Index_20_Link" text:visited-style-name="Index_20_Link"><text:span text:style-name="T3">V. Recommandations en termes de sécurité<text:tab/></text:span></text:a><text:span text:style-name="T1">3</text:span></text:p>
          <text:p text:style-name="P3"><text:a xlink:type="simple" xlink:href="#_vbbknpfyus5o" text:style-name="Index_20_Link" text:visited-style-name="Index_20_Link"><text:span text:style-name="T3">VI. Maintenance du site et futures mises à jour<text:tab/></text:span></text:a><text:span text:style-name="T1">4</text:span></text:p>
        </text:index-body>
      </text:table-of-content>
      <text:p text:style-name="P57"/>
      <text:list xml:id="list1008390883" text:style-name="WWNum3">
        <text:list-item>
          <text:p text:style-name="P59"><text:bookmark text:name="_409jm82qlgst"/><text:soft-page-break/>Choix technologiques</text:p>
        </text:list-item>
      </text:list>
      <text:p text:style-name="P19"/>
      <text:list text:style-name="WWNum4">
        <text:list-item>
          <text:p text:style-name="P62">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2">Besoin </text:p>
          </table:table-cell>
          <table:table-cell table:style-name="Table2.A1" office:value-type="string">
            <text:p text:style-name="P32">Contraintes</text:p>
          </table:table-cell>
          <table:table-cell table:style-name="Table2.A1" office:value-type="string">
            <text:p text:style-name="P32">Solution</text:p>
          </table:table-cell>
          <table:table-cell table:style-name="Table2.A1" office:value-type="string">
            <text:p text:style-name="P32">Description de la solution</text:p>
          </table:table-cell>
          <table:table-cell table:style-name="Table2.A1" office:value-type="string">
            <text:p text:style-name="P32">Justification (2 arguments)</text:p>
          </table:table-cell>
        </table:table-row>
        <table:table-row table:style-name="Table2.1">
          <table:table-cell table:style-name="Table2.A2" office:value-type="string">
            <text:p text:style-name="P40"><text:s/></text:p>
            <text:p text:style-name="P40"><text:span text:style-name="T6">Désign </text:span><text:span text:style-name="T12">du site</text:span></text:p>
          </table:table-cell>
          <table:table-cell table:style-name="Table2.B2" office:value-type="string">
            <text:p text:style-name="P40"><text:span text:style-name="T6">Optimisation du temps</text:span>, besoin de compatibilité avec différents appareils, <text:span text:style-name="T6">beauté du site.</text:span></text:p>
          </table:table-cell>
          <table:table-cell table:style-name="Table2.C2" office:value-type="string">
            <text:p text:style-name="P42"><text:span text:style-name="T11">HTML, CSS,</text:span> framework Bootstrap.</text:p>
          </table:table-cell>
          <table:table-cell table:style-name="Table2.D2" office:value-type="string">
            <text:p text:style-name="P42">Création du site en utilisant les element du framework bootstrap dans notre html et css.</text:p>
            <text:p text:style-name="P39"/>
          </table:table-cell>
          <table:table-cell table:style-name="Table2.E2" office:value-type="string">
            <text:p text:style-name="P41">1. Bootstrap est fréquemment mis à jour, assurant ainsi une compatibilité avec les dernières normes et technologies web.</text:p>
            <text:p text:style-name="P41">2. Étant l'un des frameworks les plus populaires, il bénéficie d'une large communauté de développeurs, offrant ainsi des solutions rapides aux éventuels problèmes rencontrés.<text:span text:style-name="T7"> </text:span></text:p>
          </table:table-cell>
        </table:table-row>
        <table:table-row table:style-name="Table2.1">
          <table:table-cell table:style-name="Table2.A3" office:value-type="string">
            <text:p text:style-name="P40">Page d’<text:span text:style-name="T21">acceuil</text:span></text:p>
          </table:table-cell>
          <table:table-cell table:style-name="Table2.B3" office:value-type="string">
            <text:p text:style-name="P40">Simplicité, clarté de l'explication, accessibilité des sections</text:p>
          </table:table-cell>
          <table:table-cell table:style-name="Table2.C3" office:value-type="string">
            <text:p text:style-name="P46"><text:span text:style-name="T11">HTML, CSS,</text:span> framework Bootstrap</text:p>
          </table:table-cell>
          <table:table-cell table:style-name="Table2.D3" office:value-type="string">
            <text:p text:style-name="P48">Création de la pahe d’acceuil avec le design fait grace aux elements de bootsrap.</text:p>
          </table:table-cell>
          <table:table-cell table:style-name="Table2.E3" office:value-type="string">
            <text:p text:style-name="P48">1. On continue l’utilisation des technologies actuel pour rester cohérant.</text:p>
            <text:p text:style-name="P48">2. Cette combinaison de technologies est efficace pour un rendu agréable. </text:p>
          </table:table-cell>
        </table:table-row>
        <table:table-row table:style-name="Table2.1">
          <table:table-cell table:style-name="Table2.A4" office:value-type="string">
            <text:p text:style-name="P5">Page de connexion</text:p>
          </table:table-cell>
          <table:table-cell table:style-name="Table2.B4" office:value-type="string">
            <text:p text:style-name="P5">Sécurité des données, gestion de l'authentificationOptimisation du temps, compatibilité avec différents appareils, esthétique du site</text:p>
          </table:table-cell>
          <table:table-cell table:style-name="Table2.C4" office:value-type="string">
            <text:p text:style-name="P11">HTML, CSS, <text:span text:style-name="T22">framework Bootstrap,</text:span> JavaScript.</text:p>
          </table:table-cell>
          <table:table-cell table:style-name="Table2.D4" office:value-type="string">
            <text:p text:style-name="P5">Création de l'interface utilisateur <text:span text:style-name="T8">de</text:span> la page de connexion, <text:span text:style-name="T8">pour</text:span> une expérience utilisateur intuitive <text:span text:style-name="T8">et agréable.</text:span></text:p>
          </table:table-cell>
          <table:table-cell table:style-name="Table2.E4" office:value-type="string">
            <text:p text:style-name="P33">1. HTML et CSS serons la base du site avec javascript comme complément car l’equipe a de l’experience avec ce langage.</text:p>
            <text:p text:style-name="P33">2. JavaScript <text:span text:style-name="T9">rend relativement facilement le site dynamique et, dû à sa popularité, facilement gérable.</text:span></text:p>
          </table:table-cell>
        </table:table-row>
        <text:soft-page-break/>
        <table:table-row table:style-name="Table2.1">
          <table:table-cell table:style-name="Table2.A5" office:value-type="string">
            <text:p text:style-name="P5">Fonctionnalité de déconnexion</text:p>
          </table:table-cell>
          <table:table-cell table:style-name="Table2.B5" office:value-type="string">
            <text:p text:style-name="P5">Sécurité des données, gestion de l'authentification, optimisation du temps, compatibilité avec différents appareils, esthétique du site</text:p>
          </table:table-cell>
          <table:table-cell table:style-name="Table2.C5" office:value-type="string">
            <text:p text:style-name="P11">HTML, CSS, JavaScript</text:p>
          </table:table-cell>
          <table:table-cell table:style-name="Table2.D5" office:value-type="string">
            <text:p text:style-name="P5">Mise en place d'une fonctionnalité de déconnexion pour permettre aux restaurateurs de se déconnecter en toute sécurité de leur session active</text:p>
          </table:table-cell>
          <table:table-cell table:style-name="Table2.E5" office:value-type="string">
            <text:p text:style-name="P34">1. <text:span text:style-name="T23">On continue l’utilisation des technologies actuel pour rester cohérant</text:span>.</text:p>
            <text:p text:style-name="P34">2. JavaScript <text:span text:style-name="T24">est efficace pour ce genre de manipulations de connexion/deconnexion</text:span>.</text:p>
          </table:table-cell>
        </table:table-row>
        <table:table-row table:style-name="Table2.6">
          <table:table-cell table:style-name="Table2.A6" office:value-type="string">
            <text:p text:style-name="P50">Gestion des authentification</text:p>
          </table:table-cell>
          <table:table-cell table:style-name="Table2.B6" office:value-type="string">
            <text:p text:style-name="P5"><text:span text:style-name="T13">Fonctionnement</text:span> <text:span text:style-name="T9">efficace </text:span><text:span text:style-name="T13">et solide</text:span></text:p>
          </table:table-cell>
          <table:table-cell table:style-name="Table2.C6" office:value-type="string">
            <text:p text:style-name="P35">Node.js, </text:p>
          </table:table-cell>
          <table:table-cell table:style-name="Table2.D6" office:value-type="string">
            <text:p text:style-name="P6"><text:span text:style-name="T10">Utilisation de node.js en tant qu’API </text:span>pour la communication<text:span text:style-name="T10"> entre notre BDD et notre site web.</text:span></text:p>
          </table:table-cell>
          <table:table-cell table:style-name="Table2.E6" office:value-type="string">
            <text:p text:style-name="P36">1. Node.JS est efficace pour le traitement de multiples requetes utilisateurs simultanées.</text:p>
            <text:p text:style-name="P36">2. <text:span text:style-name="T10">Grace à son utilisation, on uniformise javascript comme langage affins de simplifier le développement. </text:span></text:p>
          </table:table-cell>
        </table:table-row>
        <table:table-row table:style-name="Table2.6">
          <table:table-cell table:style-name="Table2.A7" office:value-type="string">
            <text:p text:style-name="P37">Base de donnèe</text:p>
          </table:table-cell>
          <table:table-cell table:style-name="Table2.B7" office:value-type="string">
            <text:p text:style-name="P5">Stockage sécurisé des informations d'authentification</text:p>
          </table:table-cell>
          <table:table-cell table:style-name="Table2.C7" office:value-type="string">
            <text:p text:style-name="P5">MySQL</text:p>
          </table:table-cell>
          <table:table-cell table:style-name="Table2.D7" office:value-type="string">
            <text:p text:style-name="P5">Utilisation de MySQL comme base de données pour stocker de manière sécurisée les informations d'authentification des utilisateurs</text:p>
          </table:table-cell>
          <table:table-cell table:style-name="Table2.E7" office:value-type="string">
            <text:p text:style-name="P7">1. MySQL est un système de gestion de base de données relationnelle bien établi, offrant des fonctionnalités robustes pour assurer la sécurité des données.</text:p>
            <text:p text:style-name="P7">2. <text:span text:style-name="T11">La popularité de MySQL a fait qu’elle possède de nombreuses documentations à disposition </text:span><text:span text:style-name="T13">et est souvent mise à jours</text:span>.</text:p>
          </table:table-cell>
        </table:table-row>
        <table:table-row table:style-name="Table2.6">
          <table:table-cell table:style-name="Table2.A7" office:value-type="string">
            <text:p text:style-name="P38">Dashboard</text:p>
          </table:table-cell>
          <table:table-cell table:style-name="Table2.B7" office:value-type="string">
            <text:p text:style-name="P38">Interface attractive</text:p>
          </table:table-cell>
          <table:table-cell table:style-name="Table2.C7" office:value-type="string">
            <text:p text:style-name="P43"><text:span text:style-name="T11">HTML, CSS,</text:span> framework Bootstrap.</text:p>
          </table:table-cell>
          <table:table-cell table:style-name="Table2.D7" office:value-type="string">
            <text:p text:style-name="P5">Utilisation des composants prêts à l'emploi de Bootstrap pour créer une interface utilisateur <text:span text:style-name="T11">agréable sur le dashboard.</text:span></text:p>
          </table:table-cell>
          <table:table-cell table:style-name="Table2.E7" office:value-type="string">
            <text:p text:style-name="P8">1. Bootstrap offre une solution "responsive", adaptée aux smartphones, tablettes et ordinateurs.</text:p>
            <text:p text:style-name="P8">2. Comme nous avons déjà intégré ce framework dans le <text:soft-page-break/>projet, autant ne pas disperser les technologies.</text:p>
          </table:table-cell>
        </table:table-row>
        <table:table-row table:style-name="Table2.6">
          <table:table-cell table:style-name="Table2.A7" office:value-type="string">
            <text:p text:style-name="P38">Page de tarification</text:p>
          </table:table-cell>
          <table:table-cell table:style-name="Table2.B7" office:value-type="string">
            <text:p text:style-name="P38">Optimisation du temps, compatibilité avec différents appareils, esthétique du site</text:p>
          </table:table-cell>
          <table:table-cell table:style-name="Table2.C7" office:value-type="string">
            <text:p text:style-name="P43">HTML, CSS, framework Bootstrap</text:p>
          </table:table-cell>
          <table:table-cell table:style-name="Table2.D7" office:value-type="string">
            <text:p text:style-name="P5">Création de l'interface utilisateur de la page de tarification, pour une expérience utilisateur intuitive et agréable</text:p>
          </table:table-cell>
          <table:table-cell table:style-name="Table2.E7" office:value-type="string">
            <text:p text:style-name="P13">1. <text:span text:style-name="T23">On continue l’utilisation des technologies actuel pour rester cohérant</text:span>.</text:p>
            <text:p text:style-name="P13">2. Étant l'un des frameworks les plus populaires, il bénéficie d'une large communauté de développeurs, offrant ainsi des solutions rapides aux éventuels problèmes rencontrés.</text:p>
          </table:table-cell>
        </table:table-row>
        <table:table-row table:style-name="Table2.6">
          <table:table-cell table:style-name="Table2.A7" office:value-type="string">
            <text:p text:style-name="P38">Affichage des articles de blog</text:p>
          </table:table-cell>
          <table:table-cell table:style-name="Table2.B7" office:value-type="string">
            <text:p text:style-name="P38">Stockage sécurisé des informations</text:p>
          </table:table-cell>
          <table:table-cell table:style-name="Table2.C7" office:value-type="string">
            <text:p text:style-name="P43">MySQL</text:p>
          </table:table-cell>
          <table:table-cell table:style-name="Table2.D7" office:value-type="string">
            <text:p text:style-name="P5">Utilisation de MySQL pour stocker et récupérer les informations des articles de blog</text:p>
          </table:table-cell>
          <table:table-cell table:style-name="Table2.E7" office:value-type="string">
            <text:p text:style-name="P12">1. <text:span text:style-name="T23">On continue l’utilisation des technologies actuel pour rester cohérant</text:span>.</text:p>
            <text:p text:style-name="P12">2. <text:span text:style-name="T24">MySQL est efficace pour ce genre de traitements de donnèes</text:span>.</text:p>
          </table:table-cell>
        </table:table-row>
        <table:table-row table:style-name="Table2.6">
          <table:table-cell table:style-name="Table2.A11" office:value-type="string">
            <text:p text:style-name="P49">Personalisation des menus</text:p>
          </table:table-cell>
          <table:table-cell table:style-name="Table2.B11" office:value-type="string">
            <text:p text:style-name="P49"><text:span text:style-name="T14">Selection des plats, des categories, </text:span>du branding, de la police .</text:p>
          </table:table-cell>
          <table:table-cell table:style-name="Table2.C11" office:value-type="string">
            <text:p text:style-name="P46"><text:span text:style-name="T11">HTML, CSS, </text:span>framework Bootstrap,<text:span text:style-name="T11"> </text:span><text:span text:style-name="T12">javascript, </text:span><text:span text:style-name="T14">canva</text:span></text:p>
          </table:table-cell>
          <table:table-cell table:style-name="Table2.D11" office:value-type="string">
            <text:p text:style-name="P5">Implémentation de fonctionnalités interactives en JavaScript pour permettre aux utilisateurs d’<text:span text:style-name="T14">envoyer ses differentes selections au serveur affins qu’ils soient traités et redirigés vers un modele canva qui seras afficher sur la page.</text:span></text:p>
          </table:table-cell>
          <table:table-cell table:style-name="Table2.E11" office:value-type="string">
            <text:p text:style-name="P8">1. JavaScript permet une personnalisation avancée et dynamique de l'interface utilisateur.</text:p>
            <text:p text:style-name="P8">2. <text:span text:style-name="T14">Canva donne un rendus agréable et facile à gerer avec son systéme de modèlesce qui correspond tout à fait au format du menu que nous cherchons à obtenir.</text:span></text:p>
          </table:table-cell>
        </table:table-row>
        <table:table-row table:style-name="Table2.6">
          <table:table-cell table:style-name="Table2.A11" office:value-type="string">
            <text:p text:style-name="P49">Modification des informations utilisateur</text:p>
          </table:table-cell>
          <table:table-cell table:style-name="Table2.B11" office:value-type="string">
            <text:p text:style-name="P49">Sécurité des données, facilité d'utilisation, compatibilité avec différents appareils</text:p>
          </table:table-cell>
          <table:table-cell table:style-name="Table2.C11" office:value-type="string">
            <text:p text:style-name="P46">HTML, CSS, JavaScript</text:p>
          </table:table-cell>
          <table:table-cell table:style-name="Table2.D11" office:value-type="string">
            <text:p text:style-name="P5">Développement d'une interface utilisateur permettant la modification des informations utilisateur <text:soft-page-break/>telles les adresses mails liés au compte.</text:p>
          </table:table-cell>
          <table:table-cell table:style-name="Table2.E11" office:value-type="string">
            <text:p text:style-name="P8">1. Utilisation des technologies actuelles pour rester cohérent avec le reste du site. 2. Ces technologies sont largement <text:soft-page-break/>utilisées et bien supportées, ce qui facilite la maintenance et l'évolution du site.</text:p>
          </table:table-cell>
        </table:table-row>
        <table:table-row table:style-name="Table2.6">
          <table:table-cell table:style-name="Table2.A11" office:value-type="string">
            <text:p text:style-name="P49">Création de branding</text:p>
          </table:table-cell>
          <table:table-cell table:style-name="Table2.B11" office:value-type="string">
            <text:p text:style-name="P49">Simplicité d'utilisation, flexibilité pour ajouter/modifier/supprimer les éléments de branding</text:p>
          </table:table-cell>
          <table:table-cell table:style-name="Table2.C11" office:value-type="string">
            <text:p text:style-name="P46">HTML, CSS, JavaScript, Canva API</text:p>
          </table:table-cell>
          <table:table-cell table:style-name="Table2.D11" office:value-type="string">
            <text:p text:style-name="P5">Développement d'une interface utilisateur permettant d'ajouter, modifier et supprimer les éléments de branding, tels que le logo et les couleurs de base du restaurant</text:p>
          </table:table-cell>
          <table:table-cell table:style-name="Table2.E11" office:value-type="string">
            <text:p text:style-name="P8">1. Utilisation des technologies actuelles pour rester cohérent avec le reste du site. 2. Canva API permet une personnalisation dynamique des éléments graphiques, permettant la création éfficace d'un branding.</text:p>
          </table:table-cell>
        </table:table-row>
        <table:table-row table:style-name="Table2.6">
          <table:table-cell table:style-name="Table2.A11" office:value-type="string">
            <text:p text:style-name="P49">Gestion des menus précédents</text:p>
          </table:table-cell>
          <table:table-cell table:style-name="Table2.B11" office:value-type="string">
            <text:p text:style-name="P49">Simplicité d'utilisation, accès facile à l'historique des menus</text:p>
          </table:table-cell>
          <table:table-cell table:style-name="Table2.C11" office:value-type="string">
            <text:p text:style-name="P46">HTML, CSS, JavaScript, MySQL</text:p>
          </table:table-cell>
          <table:table-cell table:style-name="Table2.D11" office:value-type="string">
            <text:p text:style-name="P5">Développement d'une interface utilisateur permettant de consulter, modifier, supprimer et créer des menus</text:p>
          </table:table-cell>
          <table:table-cell table:style-name="Table2.E11" office:value-type="string">
            <text:p text:style-name="P8">1. Utilisation des technologies actuelles pour rester cohérent avec le reste du site. 2. MySQL permet une gestion efficace et sécurisée des données des menus, assurant leur disponibilité et leur intégrité.</text:p>
          </table:table-cell>
        </table:table-row>
        <table:table-row table:style-name="Table2.6">
          <table:table-cell table:style-name="Table2.A11" office:value-type="string">
            <text:p text:style-name="P49">Personnalisation <text:span text:style-name="T26">de l’apparence </text:span>du menu </text:p>
          </table:table-cell>
          <table:table-cell table:style-name="Table2.B11" office:value-type="string">
            <text:p text:style-name="P49">Nécessité d'une interface intuitive, permettant une personnalisation facile et rapide</text:p>
          </table:table-cell>
          <table:table-cell table:style-name="Table2.C11" office:value-type="string">
            <text:p text:style-name="P46">HTML, CSS, framework Bootstrap</text:p>
          </table:table-cell>
          <table:table-cell table:style-name="Table2.D11" office:value-type="string">
            <text:p text:style-name="P5">Création d'une interface utilisateur pour la personnalisation du menu, avec une sélection de polices et de couleurs de texte</text:p>
          </table:table-cell>
          <table:table-cell table:style-name="Table2.E11" office:value-type="string">
            <text:p text:style-name="P8">1. Bootstrap offre une grande variété d'éléments pré-conçus, ce qui facilite et accélère le processus de développement. 2. L'utilisation du framework Bootstrap permet de créer une interface réactive, qui s'adapte à tous les types d'appareils.</text:p>
          </table:table-cell>
        </table:table-row>
        <table:table-row table:style-name="Table2.6">
          <table:table-cell table:style-name="Table2.A11" office:value-type="string">
            <text:p text:style-name="P49">Ajout de plats au menu</text:p>
          </table:table-cell>
          <table:table-cell table:style-name="Table2.B11" office:value-type="string">
            <text:p text:style-name="P49">Simplicité d'utilisation, flexibilité pour ajouter plusieurs plats, affichage clair des informations du plat</text:p>
          </table:table-cell>
          <table:table-cell table:style-name="Table2.C11" office:value-type="string">
            <text:p text:style-name="P46">Utilisation du HTML, CSS et JavaScript</text:p>
          </table:table-cell>
          <table:table-cell table:style-name="Table2.D11" office:value-type="string">
            <text:p text:style-name="P5">Développement d'une interface utilisateur pour l'ajout de plats au menu. L'utilisateur peut entrer les informations du plat, y <text:soft-page-break/>compris une photo, un nom, un prix, une description, et les plats peuvent être ajoutés à différentes catégories <text:span text:style-name="T25">grace à javascript</text:span></text:p>
          </table:table-cell>
          <table:table-cell table:style-name="Table2.E11" office:value-type="string">
            <text:p text:style-name="P14">1. <text:span text:style-name="T23">On continue l’utilisation des technologies actuel pour rester cohérant</text:span>.</text:p>
            <text:p text:style-name="P14">2. Ces technologies sont largement utilisées et bien <text:soft-page-break/>supportées, ce qui facilite la maintenance et l'évolution du site</text:p>
          </table:table-cell>
        </table:table-row>
        <table:table-row table:style-name="Table2.6">
          <table:table-cell table:style-name="Table2.A17" office:value-type="string">
            <text:p text:style-name="P49">Diffusion <text:span text:style-name="T13">au format</text:span> PDF</text:p>
          </table:table-cell>
          <table:table-cell table:style-name="Table2.B17" office:value-type="string">
            <text:p text:style-name="P49">Préservation du format du menu, facilité de génération</text:p>
          </table:table-cell>
          <table:table-cell table:style-name="Table2.C17" office:value-type="string">
            <text:p text:style-name="P44">Utilisation de PDFKit côté serveur</text:p>
          </table:table-cell>
          <table:table-cell table:style-name="Table2.D17" office:value-type="string">
            <text:p text:style-name="P5">Génération dynamique d'un fichier PDF à partir des données du menu et envoi au client</text:p>
          </table:table-cell>
          <table:table-cell table:style-name="Table2.E17" office:value-type="string">
            <text:p text:style-name="P9">1. PDFKit offre une puissante API pour la création de PDF avec des fonctionnalités avancées.</text:p>
            <text:p text:style-name="P9">2. La génération de PDF côté serveur assure la préservation du format et la cohérence du rendu sur différents appareils.</text:p>
          </table:table-cell>
        </table:table-row>
        <table:table-row table:style-name="Table2.6">
          <table:table-cell table:style-name="Table2.A18" office:value-type="string">
            <text:p text:style-name="P49">Intégration avec Deliveroo</text:p>
          </table:table-cell>
          <table:table-cell table:style-name="Table2.B18" office:value-type="string">
            <text:p text:style-name="P49">Compatibilité avec l'API de Deliveroo, facilité d'intégration</text:p>
          </table:table-cell>
          <table:table-cell table:style-name="Table2.C18" office:value-type="string">
            <text:p text:style-name="P44">Utilisation d'une API publique de Deliveroo</text:p>
          </table:table-cell>
          <table:table-cell table:style-name="Table2.D18" office:value-type="string">
            <text:p text:style-name="P5">Soumission automatisée des informations du menu à Deliveroo <text:span text:style-name="T13">pour faciliter les commandes</text:span></text:p>
          </table:table-cell>
          <table:table-cell table:style-name="Table2.E18" office:value-type="string">
            <text:p text:style-name="P10">1. L'intégration avec l'API de Deliveroo permet une mise à jour en temps réel du menu sur la plateforme.</text:p>
            <text:p text:style-name="P10">2. La facilité d'intégration réduit les efforts de développement et accélère le déploiement de la solution.</text:p>
          </table:table-cell>
        </table:table-row>
        <table:table-row table:style-name="Table2.6">
          <table:table-cell table:style-name="Table2.A19" office:value-type="string">
            <text:p text:style-name="P49">Partage du menu sur Instagram</text:p>
          </table:table-cell>
          <table:table-cell table:style-name="Table2.B19" office:value-type="string">
            <text:p text:style-name="P49">Création d'images dynamiques, facilité de partage</text:p>
          </table:table-cell>
          <table:table-cell table:style-name="Table2.C19" office:value-type="string">
            <text:p text:style-name="P47">API Canva, javascript</text:p>
          </table:table-cell>
          <table:table-cell table:style-name="Table2.D19" office:value-type="string">
            <text:p text:style-name="P45">Génération d'images avec <text:span text:style-name="T15">l’api </text:span>Canvas <text:span text:style-name="T15">et </text:span><text:span text:style-name="T16">partage </text:span><text:span text:style-name="T17">de l’image</text:span><text:span text:style-name="T16"> <text:s/></text:span><text:span text:style-name="T17">sur instagram</text:span><text:span text:style-name="T16"> via </text:span><text:span text:style-name="T18">l’api « graph meta » </text:span><text:span text:style-name="T16"><text:s/></text:span><text:span text:style-name="T18">en javascript</text:span></text:p>
          </table:table-cell>
          <table:table-cell table:style-name="Table2.E19" office:value-type="string">
            <text:p text:style-name="P10"><text:span text:style-name="T15">1</text:span>. Canva offre une interface conviviale et intuitive pour la conception graphique, facilitant ainsi la création de menus attrayants.</text:p>
            <text:p text:style-name="P51">2. <text:span text:style-name="T18">Le partage instagram via javascript seras facile à prendre en main grace à l’api de Meta.</text:span></text:p>
          </table:table-cell>
        </table:table-row>
        <text:soft-page-break/>
        <table:table-row table:style-name="Table2.6">
          <table:table-cell table:style-name="Table2.A20" office:value-type="string">
            <text:p text:style-name="P49">Impression du menu</text:p>
          </table:table-cell>
          <table:table-cell table:style-name="Table2.B20" office:value-type="string">
            <text:p text:style-name="P49">B<text:span text:style-name="T17">esoins d’acceder à l’imprimante</text:span></text:p>
          </table:table-cell>
          <table:table-cell table:style-name="Table2.C20" office:value-type="string">
            <text:p text:style-name="P47">Javascript</text:p>
          </table:table-cell>
          <table:table-cell table:style-name="Table2.D20" office:value-type="string">
            <text:p text:style-name="P45">Intégration de fonctionnalités d'impression dans l'application web pour permettre aux utilisateurs d'imprimer le menu.</text:p>
          </table:table-cell>
          <table:table-cell table:style-name="Table2.E20" office:value-type="string">
            <text:p text:style-name="P10">1. L'utilisation de JavaScript permet une intégration directe dans l'application web existante, évitant ainsi le besoin de recourir à des outils externes.</text:p>
            <text:p text:style-name="P51">2. La solution est rapide à integrer et donc à gerer.</text:p>
          </table:table-cell>
        </table:table-row>
        <table:table-row table:style-name="Table2.6">
          <table:table-cell table:style-name="Table2.A21" office:value-type="string">
            <text:p text:style-name="P49">Mention "Tous droits réservés"</text:p>
          </table:table-cell>
          <table:table-cell table:style-name="Table2.B21" office:value-type="string">
            <text:p text:style-name="P49">Visibilité, conformité juridique</text:p>
          </table:table-cell>
          <table:table-cell table:style-name="Table2.C21" office:value-type="string">
            <text:p text:style-name="P47">HTML, CSS</text:p>
          </table:table-cell>
          <table:table-cell table:style-name="Table2.D21" office:value-type="string">
            <text:p text:style-name="P45">Affichage de la mention "Tous droits réservés” sur la page d'accueil et sur toutes les autres pages.</text:p>
          </table:table-cell>
          <table:table-cell table:style-name="Table2.E21" office:value-type="string">
            <text:p text:style-name="P10">1. La mention est conforme aux obligations légales et renforce la protection des droits de l'organisation. 2. L'utilisation de HTML et CSS garantit une bonne visibilité de la mention sur toutes les pages.</text:p>
          </table:table-cell>
        </table:table-row>
      </table:table>
      <text:p text:style-name="P20"/>
      <text:p text:style-name="P22"/>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list text:continue-list="list1008390883" text:style-name="WWNum3">
        <text:list-item>
          <text:p text:style-name="P59"><text:bookmark text:name="_ex0md8td8283"/>Liens avec le back-end </text:p>
        </text:list-item>
      </text:list>
      <text:p text:style-name="P20"/>
      <text:p text:style-name="P55"><text:span text:style-name="Strong_20_Emphasis"><text:span text:style-name="T1">Langage pour le serveur :</text:span></text:span><text:span text:style-name="T1"> Node.js<text:line-break/>Nous avons choisi Node.js pour le serveur en raison de sa capacité à gérer de multiples requêtes simultanées avec une grande efficacité. De plus, il permet de maintenir une uniformité dans le langage utilisé (JavaScript) côté front-end et back-end, ce qui simplifie le développement et la maintenance.</text:span></text:p>
      <text:p text:style-name="P56"><text:span text:style-name="Strong_20_Emphasis">API :</text:span> RESTful API avec Express.js<text:line-break/>Nous allons utiliser Express.js pour créer une API RESTful. Cette technologie est largement adoptée et bien documentée, facilitant ainsi l'intégration et la gestion des différentes fonctionnalités du site.</text:p>
      <text:p text:style-name="P56"><text:span text:style-name="Strong_20_Emphasis">Base de données :</text:span> MySQL<text:line-break/>MySQL a été sélectionné pour sa robustesse et ses capacités de gestion des données relationnelles. Il offre des fonctionnalités avancées de sécurité et de fiabilité, ainsi qu'une large communauté de soutien.</text:p>
      <text:p text:style-name="P24"><text:line-break/><text:soft-page-break/></text:p>
      <text:p text:style-name="P53"/>
      <text:p text:style-name="P27"/>
      <text:p text:style-name="P28"/>
      <text:p text:style-name="P28"/>
      <text:list xml:id="list123205316500053" text:continue-numbering="true" text:style-name="WWNum3">
        <text:list-item>
          <text:p text:style-name="P59"><text:bookmark text:name="_a61v3uh5vs19"/>Préconisations concernant le domaine et l’hébergement</text:p>
        </text:list-item>
      </text:list>
      <text:p text:style-name="P54"><text:span text:style-name="T2"/></text:p>
      <text:p text:style-name="P30">Hébergement via Hostinger KVM 2</text:p>
      <text:list text:style-name="L1">
        <text:list-item>
          <text:p text:style-name="P66"><text:span text:style-name="Strong_20_Emphasis">Coût mensuel :</text:span> 6,59 € / mois (pour une commande de 24 mois ; TVA non incluse)</text:p>
          <text:list>
            <text:list-item>
              <text:p text:style-name="P66"><text:span text:style-name="Strong_20_Emphasis">Coût lors du renouvellement :</text:span> 10,49 € / mois</text:p>
            </text:list-item>
          </text:list>
        </text:list-item>
        <text:list-item>
          <text:p text:style-name="P66"><text:span text:style-name="Strong_20_Emphasis">Nombre de cœurs vCPU :</text:span> 2</text:p>
        </text:list-item>
        <text:list-item>
          <text:p text:style-name="P66"><text:span text:style-name="Strong_20_Emphasis">RAM :</text:span> 8 Go</text:p>
        </text:list-item>
        <text:list-item>
          <text:p text:style-name="P66"><text:span text:style-name="Strong_20_Emphasis">Espace disque :</text:span> 100 Go d'espace disque NVMe</text:p>
        </text:list-item>
        <text:list-item>
          <text:p text:style-name="P65"><text:span text:style-name="Strong_20_Emphasis">Bande passante :</text:span> 8 To</text:p>
        </text:list-item>
      </text:list>
      <text:p text:style-name="P52">Domaine et E-mails</text:p>
      <text:list text:style-name="L2">
        <text:list-item>
          <text:p text:style-name="P68"><text:span text:style-name="Strong_20_Emphasis">Nom de domaine :</text:span> qwenty.fr sur IONOS</text:p>
          <text:list>
            <text:list-item>
              <text:p text:style-name="P68"><text:span text:style-name="Strong_20_Emphasis">Coût annuel :</text:span> 11 €</text:p>
            </text:list-item>
          </text:list>
        </text:list-item>
        <text:list-item>
          <text:p text:style-name="P68"><text:span text:style-name="Strong_20_Emphasis">Adresses e-mail</text:span><text:span text:style-name="Strong_20_Emphasis"><text:span text:style-name="T19">s</text:span></text:span><text:span text:style-name="Strong_20_Emphasis"> :</text:span></text:p>
          <text:list>
            <text:list-item>
              <text:p text:style-name="P68">support@qwenty.fr</text:p>
            </text:list-item>
            <text:list-item>
              <text:p text:style-name="P68">recrutement@qwenty.fr</text:p>
            </text:list-item>
            <text:list-item>
              <text:p text:style-name="P67">rh@qwenty.fr</text:p>
            </text:list-item>
          </text:list>
        </text:list-item>
      </text:list>
      <text:p text:style-name="P29"/>
      <text:p text:style-name="P26"/>
      <text:p text:style-name="P26"/>
      <text:p text:style-name="P26"><text:soft-page-break/></text:p>
      <text:list xml:id="list123204949963819" text:continue-list="list123205316500053" text:style-name="WWNum3">
        <text:list-item>
          <text:p text:style-name="P60"><text:bookmark text:name="_n56najuvb5ys"/>Accessibilité<text:line-break/></text:p>
        </text:list-item>
      </text:list>
      <text:p text:style-name="P2">Compatibilité navigateur</text:p>
      <text:p text:style-name="Text_20_body">Le site sera conçu pour être compatible avec les navigateurs les plus couramment utilisés, notamment :</text:p>
      <text:list text:style-name="L3">
        <text:list-item>
          <text:p text:style-name="P70">Google Chrome</text:p>
        </text:list-item>
        <text:list-item>
          <text:p text:style-name="P70">Mozilla Firefox</text:p>
        </text:list-item>
        <text:list-item>
          <text:p text:style-name="P70">Safari</text:p>
        </text:list-item>
        <text:list-item>
          <text:p text:style-name="P69">Microsoft Edge</text:p>
        </text:list-item>
      </text:list>
      <text:p text:style-name="Text_20_body">Il sera effectué des tests rigoureux pour assurer une expérience utilisateur optimale sur chaque navigateur, en tenant compte des spécificités de rendu et de fonctionnalités de chacun.</text:p>
      <text:p text:style-name="P2">Types d'appareils</text:p>
      <text:p text:style-name="Text_20_body">L'accessibilité du site sera assurée sur <text:span text:style-name="T19">les types d’appareils </text:span><text:span text:style-name="T20">suivants</text:span> :</text:p>
      <text:list text:style-name="L4">
        <text:list-item>
          <text:p text:style-name="P72">Ordinateurs de bureau</text:p>
        </text:list-item>
        <text:list-item>
          <text:p text:style-name="P72">Ordinateurs portables</text:p>
        </text:list-item>
        <text:list-item>
          <text:p text:style-name="P72">Tablettes</text:p>
        </text:list-item>
        <text:list-item>
          <text:p text:style-name="P71">Smartphones</text:p>
        </text:list-item>
      </text:list>
      <text:p text:style-name="P23"/>
      <text:p text:style-name="P19"/>
      <text:p text:style-name="P19"/>
      <text:list text:continue-list="list123204949963819" text:style-name="WWNum3">
        <text:list-item>
          <text:p text:style-name="P61"><text:bookmark text:name="_l80x4g9stizp"/>Recommandations en termes de sécurité<text:line-break/></text:p>
        </text:list-item>
      </text:list>
      <text:p text:style-name="Text_20_body">La connexion doit être rapide et sécurisée. Pour garantir une sécurité optimale, le lien envoyé par e-mail doit avoir un délai d'expiration de 15 <text:soft-page-break/>minutes.</text:p>
      <text:p text:style-name="Text_20_body">Les sessions connectées doivent être limitées dans le temps. Les utilisateurs seront automatiquement déconnectés après <text:span text:style-name="T20">une semaine</text:span>. Durant la session connectée, les utilisateurs auront la possibilité de quitter et de revenir sur le site autant de fois qu'ils le souhaitent. Une fois le délai écoulé, les utilisateurs devront se reconnecter en suivant le processus habituel de connexion</text:p>
      <text:p text:style-name="P21"><text:line-break/></text:p>
      <text:list text:continue-numbering="true" text:style-name="WWNum3">
        <text:list-item>
          <text:p text:style-name="P61"><text:bookmark text:name="_vbbknpfyus5o"/><text:span text:style-name="T4">Maintenance du site et futures mises à jour</text:span><text:span text:style-name="T5"><text:line-break/></text:span></text:p>
        </text:list-item>
      </text:list>
      <text:p text:style-name="Text_20_body">• <text:span text:style-name="Strong_20_Emphasis">Support Technique Continu :</text:span> - Nous offrons un support technique continu pour résoudre tous les problèmes techniques éventuels, notamment les bugs et les dysfonctionnements du système. - Une assistance par e-mail et téléphone est disponible pendant les heures ouvrables, avec un engagement de réponse sous 24 heures.</text:p>
      <text:p text:style-name="Text_20_body">• <text:span text:style-name="Strong_20_Emphasis">Mises à Jour Régulières de Sécurité :</text:span> - Des mises à jour régulières seront effectuées pour corriger les vulnérabilités de sécurité et se conformer aux normes les plus récentes. - Un audit de sécurité annuel sera réalisé pour évaluer et améliorer les mesures de sécurité du site.</text:p>
      <text:p text:style-name="Text_20_body">• <text:span text:style-name="Strong_20_Emphasis">Améliorations et Mises à Jour Fonctionnelles :</text:span> - Nous prévoyons des mises à jour périodiques pour améliorer la performance, l'accessibilité et les fonctionnalités du site, en tenant compte des retours utilisateurs et des tendances du marché. - Ces mises à jour seront déployées de manière à minimiser les interruptions dans les opérations quotidiennes du site.</text:p>
      <text:p text:style-name="Text_20_body">• <text:span text:style-name="Strong_20_Emphasis">Sauvegardes Régulières et Plan de Récupération :</text:span> - Des sauvegardes automatiques régulières des données du site seront mises en place pour prévenir toute perte de données. - Un plan de récupération sera élaboré pour faire face à d'éventuelles pannes majeures, incluant la restauration des données et la remise en ligne rapide du site.</text:p>
      <text:p text:style-name="Text_20_body">• <text:span text:style-name="Strong_20_Emphasis">Suivi des Performances et Optimisation :</text:span> - Nous effectuerons un suivi continu des performances du site afin de détecter et résoudre rapidement les problèmes de lenteur ou de disponibilité. - Une optimisation régulière sera réalisée pour garantir une expérience utilisateur rapide et fluide.</text:p>
      <text:p text:style-name="Text_20_body">• <text:span text:style-name="Strong_20_Emphasis">Formation et Documentation :</text:span> - Nous fournirons une documentation mise à jour et des formations pour le personnel de Qwenta sur la gestion du site et les nouvelles fonctionnalités. - Des sessions de formation périodiques seront organisées pour assurer une utilisation efficace et sécurisée du site par l'équipe de Qwenta.</text:p>
      <text:p text:style-name="Text_20_body">• <text:span text:style-name="Strong_20_Emphasis">Révision et Mise à Jour des Services Tiers :</text:span> - Nous évaluerons et mettrons à jour les services tiers intégrés pour garantir leur performance, <text:soft-page-break/>leur sécurité et leur pertinence.</text:p>
      <text:p text:style-name="Text_20_body">• <text:span text:style-name="Strong_20_Emphasis">Adaptabilité et Scalabilité :</text:span> - Nous avons des plans pour faire évoluer le site en termes de capacité et de fonctionnalités afin de répondre à la croissance de Qwenta et à ses besoins.</text:p>
      <text:p text:style-name="Text_20_body">• <text:span text:style-name="Strong_20_Emphasis">Communication Régulière et Rapports :</text:span> - Nous assurerons une communication régulière entre Webgencia et Qwenta pour discuter de l'état du site, des problèmes rencontrés et des mises à jour planifiées. - Des rapports mensuels seront fournis sur l'état de maintenance, les performances du site et les recommandations pour des améliorations future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5346in" svg:y="-0.8646in" svg:width="1.0535in" svg:height="0.5335in" draw:z-index="11"><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dc:date>2024-05-24T09:33:44.872169289</dc:date>
    <meta:editing-duration>PT44M14S</meta:editing-duration>
    <meta:editing-cycles>4</meta:editing-cycles>
    <meta:document-statistic meta:table-count="2" meta:image-count="1" meta:object-count="0" meta:page-count="12" meta:paragraph-count="187" meta:word-count="2224" meta:character-count="14756" meta:non-whitespace-character-count="12727"/>
  </office:meta>
</office:document-meta>
</file>